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General feedback – assignment 2 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en you extract values from models, do show the command and output you did for doing so</text:p>
              </text:list-item>
              <text:list-item>
                <text:p>In assignment D2)iv. still keep the second level effects</text:p>
              </text:list-item>
              <text:list-item>
                <text:p>Keep PAS nominal</text:p>
              </text:list-item>
              <text:list-item>
                <text:p>Remember to describe the model at the model level, often you get lost in describing the different contrasts, e.g. how <text:span text:style-name="T1">pairs</text:span><text:span text:style-name="T2"> compares to </text:span><text:span text:style-name="T1">singles</text:span><text:span text:style-name="T2">. Rather describe at the level of whether it makes sense to include </text:span><text:span text:style-name="T1">task</text:span><text:span text:style-name="T2"> in the model</text:span></text:p>
              </text:list-item>
              <text:list-item>
                <text:p><text:span text:style-name="T2">Remember to stay within margins (pdf)</text:span></text:p>
              </text:list-item>
              <text:list-item>
                <text:p>Remember to not show full summaries</text:p>
              </text:list-item>
              <text:list-item>
                <text:p>C1)v.: remember to also describe the chosen model</text:p>
                <text:list>
                  <text:list-item>
                    <text:p>Remember that you can also apply <text:span text:style-name="T1">anova</text:span><text:span text:style-name="T2"> to models to get estimates at the model level </text:span><text:span text:style-name="T1">[anova(model)]</text:span></text:p>
                  </text:list-item>
                </text:list>
              </text:list-item>
              <text:list-item>
                <text:p>D2).vi: remember to plot the first level effect</text:p>
              </text:list-item>
              <text:list-item>
                <text:p>Remember that applying the inverse function to an estimate does not bring the value back to the original scale if that estimate is relative to another value (say an intercept)</text:p>
              </text:list-item>
              <text:list-item>
                <text:p>Use <text:span text:style-name="T1">anova(model1, model2)</text:span><text:span text:style-name="T2"> to do log-likelihood tests</text:span></text:p>
              </text:list-item>
              <text:list-item>
                <text:p><text:span text:style-name="T2">Testing interactions when setting up contrast vectors can be done by doing differences of differences:</text:span></text:p>
                <text:list>
                  <text:list-item>
                    <text:p><text:span text:style-name="T2">(A – B) – (C – D) = A – B – C + D (1 -1 -1 1)</text:span></text:p>
                    <text:list>
                      <text:list-item>
                        <text:p><text:span text:style-name="T2">Remember, you can check whether you did it right by comparing whether the estimate you get is the same you would get if doing it by hand (you cannot get a standard error by han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10-03T09:19:43.399844916</meta:creation-date>
    <dc:date>2024-10-09T13:18:06.149459326</dc:date>
    <dc:creator>Lau Møller Andersen</dc:creator>
    <meta:editing-duration>P4DT2H34M12S</meta:editing-duration>
    <meta:editing-cycles>3</meta:editing-cycles>
    <meta:generator>LibreOffice/7.3.7.2$Linux_X86_64 LibreOffice_project/30$Build-2</meta:generator>
    <meta:document-statistic meta:object-count="25"/>
  </office:meta>
</office:document-meta>
</file>